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F0000031AB9BA3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8cm" svg:stroke-color="#000000" draw:marker-start-width="0.225cm" draw:marker-end-width="0.225cm" draw:fill-color="#000000" draw:textarea-horizontal-align="justify" draw:textarea-vertical-align="middle" draw:auto-grow-height="false" fo:padding-top="0.132cm" fo:padding-bottom="0.132cm" fo:padding-left="0.257cm" fo:padding-right="0.257cm"/>
    </style:style>
    <style:style style:name="gr2" style:family="graphic" style:parent-style-name="Object_20_with_20_no_20_fill_20_and_20_no_20_line">
      <style:graphic-properties draw:stroke="solid" svg:stroke-width="0.106cm" svg:stroke-color="#cccccc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ffff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3cm" svg:stroke-color="#ffffff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svg:stroke-width="0.106cm" svg:stroke-color="#ffffff" draw:marker-start-width="0.358cm" draw:marker-end-width="0.358cm" draw:fill="none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ff66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Droid Sans" fo:font-size="42pt" style:font-size-asian="42pt" style:font-size-complex="42pt"/>
    </style:style>
    <style:style style:name="P3" style:family="paragraph">
      <style:text-properties fo:color="#ffffff" style:font-name="Droid Sans" fo:font-size="21pt" style:font-size-asian="21pt" style:font-size-complex="21pt"/>
    </style:style>
    <style:style style:name="T1" style:family="text">
      <style:text-properties fo:color="#ffffff" style:font-name="Droid Sans" fo:font-size="42pt" style:font-size-asian="42pt" style:font-size-complex="42pt"/>
    </style:style>
    <style:style style:name="T2" style:family="text">
      <style:text-properties fo:color="#ffffff" style:font-name="Droid Sans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21cm" svg:height="22.352cm" svg:x="-0.762cm" svg:y="-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26.182cm" svg:height="20.32cm" svg:x="0.949cm" svg:y="0.254cm">
          <draw:image xlink:href="Pictures/10000201000003FF0000031AB9BA345D.png" xlink:type="simple" xlink:show="embed" xlink:actuate="onLoad">
            <text:p/>
          </draw:image>
        </draw:frame>
        <draw:line draw:style-name="gr3" draw:text-style-name="P1" draw:layer="layout" svg:x1="1.778cm" svg:y1="19.812cm" svg:x2="1.778cm" svg:y2="10.922cm">
          <text:p/>
        </draw:line>
        <draw:line draw:style-name="gr3" draw:text-style-name="P1" draw:layer="layout" svg:x1="1.778cm" svg:y1="19.812cm" svg:x2="8.89cm" svg:y2="19.812cm">
          <text:p/>
        </draw:line>
        <draw:frame draw:style-name="gr4" draw:text-style-name="P2" draw:layer="layout" svg:width="5.08cm" svg:height="1.978cm" svg:x="1.27cm" svg:y="9.198cm">
          <draw:text-box>
            <text:p><text:span text:style-name="T1">+</text:span></text:p>
          </draw:text-box>
        </draw:frame>
        <draw:frame draw:style-name="gr4" draw:text-style-name="P2" draw:layer="layout" svg:width="5.08cm" svg:height="1.978cm" svg:x="8.89cm" svg:y="18.796cm">
          <draw:text-box>
            <text:p><text:span text:style-name="T1">+</text:span></text:p>
          </draw:text-box>
        </draw:frame>
        <draw:line draw:style-name="gr5" draw:text-style-name="P1" draw:layer="layout" svg:x1="8.128cm" svg:y1="8.128cm" svg:x2="11.684cm" svg:y2="10.16cm">
          <text:p/>
        </draw:line>
        <draw:frame draw:style-name="gr4" draw:text-style-name="P3" draw:layer="layout" svg:width="6.604cm" svg:height="1.119cm" svg:x="5.842cm" svg:y="6.858cm">
          <draw:text-box>
            <text:p><text:span text:style-name="T2">Rocket (agent)</text:span></text:p>
          </draw:text-box>
        </draw:frame>
        <draw:line draw:style-name="gr5" draw:text-style-name="P1" draw:layer="layout" svg:x1="12.7cm" svg:y1="17.272cm" svg:x2="13.716cm" svg:y2="19.558cm">
          <text:p/>
        </draw:line>
        <draw:frame draw:style-name="gr4" draw:text-style-name="P3" draw:layer="layout" svg:width="6.604cm" svg:height="1.119cm" svg:x="10.414cm" svg:y="15.956cm">
          <draw:text-box>
            <text:p><text:span text:style-name="T2">Water platform</text:span></text:p>
          </draw:text-box>
        </draw:frame>
        <draw:line draw:style-name="gr5" draw:text-style-name="P1" draw:layer="layout" svg:x1="16.256cm" svg:y1="3.556cm" svg:x2="12.954cm" svg:y2="2.286cm">
          <text:p/>
        </draw:line>
        <draw:frame draw:style-name="gr4" draw:text-style-name="P3" draw:layer="layout" svg:width="15.24cm" svg:height="1.987cm" svg:x="13.208cm" svg:y="3.764cm">
          <draw:text-box>
            <text:p><text:span text:style-name="T2">Sensors information (more you can get from object method return)</text:span></text:p>
          </draw:text-box>
        </draw:frame>
        <draw:custom-shape draw:style-name="gr6" draw:text-style-name="P1" draw:layer="layout" svg:width="2.794cm" svg:height="2.794cm" svg:x="10.16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78cm" svg:y1="10.922cm" svg:x2="12.954cm" svg:y2="12.446cm">
          <text:p/>
        </draw:line>
        <draw:frame draw:style-name="gr4" draw:text-style-name="P3" draw:layer="layout" svg:width="6.604cm" svg:height="1.119cm" svg:x="18.034cm" svg:y="10.311cm">
          <draw:text-box>
            <text:p><text:span text:style-name="T2">Engines *</text:span></text:p>
          </draw:text-box>
        </draw:frame>
        <draw:frame draw:style-name="gr4" draw:text-style-name="P3" draw:layer="layout" svg:width="6.604cm" svg:height="1.119cm" svg:x="5.842cm" svg:y="18.593cm">
          <draw:text-box>
            <text:p><text:span text:style-name="T2">Width</text:span></text:p>
          </draw:text-box>
        </draw:frame>
        <draw:frame draw:style-name="gr4" draw:text-style-name="P3" draw:layer="layout" svg:width="6.604cm" svg:height="1.119cm" svg:x="1.932cm" svg:y="11.684cm">
          <draw:text-box>
            <text:p><text:span text:style-name="T2">Height</text:span></text:p>
          </draw:text-box>
        </draw:frame>
        <draw:line draw:style-name="gr5" draw:text-style-name="P1" draw:layer="layout" svg:x1="18.542cm" svg:y1="3.556cm" svg:x2="23.114cm" svg:y2="2.032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29.21cm" svg:height="22.352cm" svg:x="-0.762cm" svg:y="-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26.182cm" svg:height="20.32cm" svg:x="-4.846cm" svg:y="0.254cm">
          <draw:image xlink:href="Pictures/10000201000003FF0000031AB9BA345D.png" xlink:type="simple" xlink:show="embed" xlink:actuate="onLoad">
            <text:p/>
          </draw:image>
        </draw:frame>
        <draw:custom-shape draw:style-name="gr1" draw:text-style-name="P1" draw:layer="layout" svg:width="29.21cm" svg:height="11.684cm" svg:x="-0.762cm" svg:y="-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9.21cm" svg:height="9.23cm" svg:x="-1.016cm" svg:y="13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4.224cm" svg:height="20.574cm" svg:x="14.224cm" svg:y="-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794cm" svg:height="2.794cm" svg:x="4.31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9.905cm" svg:height="9.905cm" svg:x="13.901cm" svg:y="6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112cm" svg:y1="12.192cm" svg:x2="13.901cm" svg:y2="11.43cm">
          <text:p/>
        </draw:line>
        <draw:g>
          <draw:custom-shape draw:style-name="gr6" draw:text-style-name="P1" draw:layer="layout" svg:width="2.01cm" svg:height="2.009cm" draw:transform="rotate (-0.157428698529889) translate (14.772cm 10.54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</draw:custom-shape>
          <draw:custom-shape draw:style-name="gr1" draw:text-style-name="P1" draw:layer="layout" svg:width="1.314cm" svg:height="2.736cm" draw:transform="rotate (-0.157428698529889) translate (15.72cm 10.02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3" draw:text-style-name="P1" draw:layer="layout" svg:x1="15.362cm" svg:y1="10.752cm" svg:x2="15.901cm" svg:y2="10.666cm">
            <text:p/>
          </draw:line>
        </draw:g>
        <draw:g>
          <draw:custom-shape draw:style-name="gr6" draw:text-style-name="P1" draw:layer="layout" svg:width="2.028cm" svg:height="2.027cm" draw:transform="rotate (-0.396189740202712) translate (21.152cm 11.221cm)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1" draw:text-style-name="P1" draw:layer="layout" svg:width="1.326cm" svg:height="2.76cm" draw:transform="rotate (-0.396189740202712) translate (21.135cm 10.668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" draw:text-style-name="P1" draw:layer="layout" svg:x1="22.164cm" svg:y1="11.679cm" svg:x2="21.656cm" svg:y2="11.466cm">
            <text:p/>
          </draw:line>
        </draw:g>
        <draw:custom-shape draw:style-name="gr8" draw:text-style-name="P1" draw:layer="layout" svg:width="4.499cm" svg:height="1.279cm" draw:transform="rotate (2.97316838077234) translate (20.945cm 11.96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draw:layer="layout" svg:width="1.665cm" svg:height="5.109cm" draw:transform="rotate (-0.156206968053493) translate (18.786cm 6.1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635cm" svg:height="0.775cm" draw:transform="rotate (-0.143815130364333) translate (18.822cm 6.0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8cm" svg:height="0.762cm" draw:transform="rotate (-0.167377075266256) translate (17.669cm 10.394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0.762cm" draw:transform="rotate (-0.167377075266256) translate (18.669cm 10.594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0.762cm" draw:transform="rotate (-0.167377075266256) translate (19.631cm 10.748cm)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78cm" svg:y1="10.922cm" svg:x2="17.272cm" svg:y2="13.376cm">
          <text:p/>
        </draw:line>
        <draw:line draw:style-name="gr10" draw:text-style-name="P1" draw:layer="layout" svg:x1="18.796cm" svg:y1="11.108cm" svg:x2="18.288cm" svg:y2="13.716cm">
          <text:p/>
        </draw:line>
        <draw:line draw:style-name="gr10" draw:text-style-name="P1" draw:layer="layout" svg:x1="19.812cm" svg:y1="11.276cm" svg:x2="19.304cm" svg:y2="13.73cm">
          <text:p/>
        </draw:line>
        <draw:frame draw:style-name="gr4" draw:text-style-name="P3" draw:layer="layout" svg:width="6.604cm" svg:height="1.119cm" svg:x="8.636cm" svg:y="13.376cm">
          <draw:text-box>
            <text:p><text:span text:style-name="T2">Engines</text:span></text:p>
          </draw:text-box>
        </draw:frame>
        <draw:frame draw:style-name="gr4" draw:text-style-name="P3" draw:layer="layout" svg:width="1.778cm" svg:height="1.119cm" svg:x="16.764cm" svg:y="13.408cm">
          <draw:text-box>
            <text:p><text:span text:style-name="T2">A</text:span></text:p>
          </draw:text-box>
        </draw:frame>
        <draw:frame draw:style-name="gr4" draw:text-style-name="P3" draw:layer="layout" svg:width="1.778cm" svg:height="1.119cm" svg:x="17.626cm" svg:y="13.862cm">
          <draw:text-box>
            <text:p><text:span text:style-name="T2">W</text:span></text:p>
          </draw:text-box>
        </draw:frame>
        <draw:frame draw:style-name="gr4" draw:text-style-name="P3" draw:layer="layout" svg:width="1.778cm" svg:height="1.119cm" svg:x="18.764cm" svg:y="13.676cm">
          <draw:text-box>
            <text:p><text:span text:style-name="T2">D</text:span></text:p>
          </draw:text-box>
        </draw:frame>
        <draw:frame draw:style-name="gr11" draw:text-style-name="P3" draw:layer="layout" svg:width="8.636cm" svg:height="3.556cm" svg:x="8.636cm" svg:y="15.708cm">
          <draw:text-box>
            <text:p><text:span text:style-name="T2">A – left engine</text:span></text:p>
            <text:p><text:span text:style-name="T2">W – main engine</text:span></text:p>
            <text:p><text:span text:style-name="T2">D – right engine</text:span></text:p>
          </draw:text-box>
        </draw:frame>
        <draw:frame draw:style-name="gr4" draw:text-style-name="P3" draw:layer="layout" svg:width="6.604cm" svg:height="1.119cm" svg:x="8.636cm" svg:y="5.576cm">
          <draw:text-box>
            <text:p><text:span text:style-name="T2">Turn left or righ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22:45:04.360976865</meta:creation-date>
    <dc:date>2016-01-26T23:19:31.165676913</dc:date>
    <meta:editing-duration>PT27M15S</meta:editing-duration>
    <meta:editing-cycles>13</meta:editing-cycles>
    <meta:generator>LibreOffice/4.2.8.2$Linux_X86_64 LibreOffice_project/420m0$Build-2</meta:generator>
    <meta:document-statistic meta:object-count="74"/>
  </office:meta>
</office:document-meta>
</file>